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</style:style>
    <style:style style:name="P2" style:family="paragraph" style:parent-style-name="Standard">
      <style:paragraph-properties fo:margin-left="0in" fo:margin-right="0in" style:line-height-at-least="0.1563in" fo:text-align="center" style:justify-single-word="false" fo:widows="1" fo:text-indent="0in" style:auto-text-indent="false"/>
    </style:style>
    <style:style style:name="P3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style:line-height-at-least="0.1563in" fo:text-align="center" style:justify-single-word="false" fo:widows="1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COMPTE-RENDU</text:p>
      <text:p text:style-name="P4">Réunion n°2 – 19/02</text:p>
      <text:p text:style-name="P1"/>
      <text:p text:style-name="P2">Projet de dévellopement informatique : MusiCore – Projet 22</text:p>
      <text:p text:style-name="P1"/>
      <text:p text:style-name="P1">Encadrant : François Trahay</text:p>
      <text:p text:style-name="P1"/>
      <text:p text:style-name="P1">Présent :</text:p>
      <text:p text:style-name="P1">Bettini Aurélien</text:p>
      <text:p text:style-name="P1">Plichart Victor</text:p>
      <text:p text:style-name="P1">Villedieu Anaïs</text:p>
      <text:p text:style-name="P1">Vurli Constantin</text:p>
      <text:p text:style-name="P1"/>
      <text:p text:style-name="P3">PRESENTATION DU TRAVAIL EFFECTUE</text:p>
      <text:p text:style-name="P3"/>
      <text:p text:style-name="P5"><text:tab/>• Fonctionnement général du programme, ainsi que le détail de chaque fonction (entrée, sortie, et interactions.)</text:p>
      <text:p text:style-name="P5"><text:tab/>• 1er essai pour l'interface utilisateur</text:p>
      <text:p text:style-name="P5"/>
      <text:p text:style-name="P5">Enjeux à discuter :</text:p>
      <text:p text:style-name="P5"/>
      <text:p text:style-name="P5"><text:tab/>• Détecter les harmoniques ainsi que la tonalité du morceau est difficile avec les outils à disposition</text:p>
      <text:p text:style-name="P5"><text:tab/>• Faut-il faire de l'objet, a prioris à quelques endroits cela pourra être nécessaire mais va être plus compliqué à gérer compte tenu que nous utilisons Python : extraction de données en fonctionnel mais gestion en objet peut-être.</text:p>
      <text:p text:style-name="P5"><text:tab/>• Pour traiter de l'édition du fichier playlist, le csv doit être assez rapide mais sinon un lock suffirai.</text:p>
      <text:p text:style-name="P5"><text:tab/>• Gestion de la transition entre 2 morceaux : quand fini/commence le morceau<text:tab/></text:p>
      <text:p text:style-name="P5"/>
      <text:p text:style-name="P3">TRAVAIL A FAIRE</text:p>
      <text:p text:style-name="P5"/>
      <text:p text:style-name="P5"><text:tab/>• Donner le dépôt git à Mr. Trahay</text:p>
      <text:p text:style-name="P5"><text:tab/>• Trouver un outil avec Python pour analyser le contenu du fichier et s'assurer qu'il s'agit bien de musique</text:p>
      <text:p text:style-name="P5"/>
      <text:p text:style-name="P5">Pour le livrable 1 :</text:p>
      <text:p text:style-name="P5"/>
      <text:p text:style-name="P5"><text:tab/>• Dans la partie 3.3 du rapport, il faudrai idéalement donner les formats des données, préciser les entrées et sorties pour chaque fonction</text:p>
      <text:p text:style-name="P5"/>
      <text:p text:style-name="P3">COMMENTAIRES DE L'ENCADRANT</text:p>
      <text:p text:style-name="P3"/>
      <text:p text:style-name="P5"><text:tab/>• Si GTK est choisi pour faire de l'interface, il faudrai le faire sous Linux, la transition sur Windows est simple</text:p>
      <text:p text:style-name="P5"><text:tab/>• Traiter toutes les exceptions (même à l'excès) est indispensable, en Python spécifiquement <text:soft-page-break/>faire des assert, pour être sûr qu'un mauvais fichier n'interromp pas la création de la playlist avec les morceaux restant</text:p>
      <text:p text:style-name="P5"><text:tab/>• Tout le travail annoncé dans le livrable 1 ne va pas forcément être réalisable, ne pas se borner, tout ne va pas être aussi rapide/long à faire que prévu</text:p>
      <text:p text:style-name="P5"><text:tab/>• Pour le GANTT, détailler : 1 tache/module, et découper 1 module en sous-tâches (selon les différentes fonctions déjà spécifiées.)</text:p>
      <text:p text:style-name="P5"><text:tab/>• Si il n'y a pas d'objet dans notre programme pas d'UML à faire dans le livrable 2</text:p>
      <text:p text:style-name="P5"><text:tab/>• Suivre le tutoriel pour l'interface graphique sur moo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ïs Villedieu</meta:initial-creator>
    <meta:creation-date>2016-03-03T18:29:48.66</meta:creation-date>
    <dc:date>2016-03-04T18:36:42.89</dc:date>
    <dc:creator>Anaïs Villedieu</dc:creator>
    <meta:editing-duration>PT5H39M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29" meta:word-count="337" meta:character-count="2024"/>
  </office:meta>
</office:document-meta>
</file>